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79cm" svg:x="1.401cm" svg:y="4.914cm" presentation:class="subtitle" presentation:user-transformed="true">
          <draw:text-box>
            <text:p>Demo 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am Jameer.</text:p>
              </text:list-item>
              <text:list-item>
                <text:p>Presently, I am studying B.Tech in Computer Science and Engineering at Amrita School of Engineering.</text:p>
              </text:list-item>
              <text:list-item>
                <text:p>I like Competitive Programming and Problem Solv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 Bear spents <text:span text:style-name="T1">N </text:span><text:span text:style-name="T2">minutes in kitchen. It either eats cookies or drinks milk. But there is a condition that after it eats a cookie it must drink milk</text:span></text:p>
              </text:list-item>
              <text:list-item>
                <text:p><text:span text:style-name="T2">You are given an array consisting of </text:span><text:span text:style-name="T1">N </text:span><text:span text:style-name="T2">places with “milk” or “cookie” indicating whether it ate milk or cookie at that moment.</text:span></text:p>
              </text:list-item>
              <text:list-item>
                <text:p><text:span text:style-name="T2">You need to say whether it followed the condition <text:s/>or 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rst line of an integer <text:span text:style-name="T1">T</text:span> indicating the number of test cases.</text:p>
              </text:list-item>
              <text:list-item>
                <text:p>Each of the <text:span text:style-name="T1">T</text:span><text:span text:style-name="T2"> lines consists of two lines.</text:span></text:p>
              </text:list-item>
              <text:list-item>
                <text:p><text:span text:style-name="T2">First line consists of an integer </text:span><text:span text:style-name="T1">N </text:span><text:span text:style-name="T2">denoting the number of minutes.</text:span></text:p>
              </text:list-item>
              <text:list-item>
                <text:p><text:span text:style-name="T2">Second line consists of an array of size </text:span><text:span text:style-name="T1">N. </text:span><text:span text:style-name="T2">Index </text:span><text:span text:style-name="T1">i</text:span><text:span text:style-name="T2"> consists of either “milk” or “cookie” indicating what it ate or drink at that mome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nt “YES” if it followed the condition .</text:p>
              </text:list-item>
              <text:list-item>
                <text:p>Print “NO” if it vioalates the ru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 &lt;= T &lt;= 50.</text:p>
              </text:list-item>
              <text:list-item>
                <text:p>1 &lt;= N &lt;= 50.</text:p>
              </text:list-item>
              <text:list-item>
                <text:p>Each index is either <text:span text:style-name="T1">milk </text:span><text:span text:style-name="T2">or </text:span><text:span text:style-name="T1">cookie</text:span><text:span text:style-name="T2">.</text:span></text:p>
              </text:list-item>
              <text:list-item>
                <text:p><text:span text:style-name="T2">Time limit is 1 seco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ime complexity is O<text:span text:style-name="T1">(T*N)</text:span></text:p>
              </text:list-item>
              <text:list-item>
                <text:p><text:span text:style-name="T2">It can be easily calcualted in 1 second.</text:span></text:p>
              </text:list-item>
              <text:list-item>
                <text:p><text:span text:style-name="T2">First thing is to check whether the first place is “milk” or “cookie”.</text:span></text:p>
              </text:list-item>
              <text:list-item>
                <text:p><text:span text:style-name="T2">If it is milk then there is no problem .</text:span></text:p>
              </text:list-item>
              <text:list-item>
                <text:p><text:span text:style-name="T2">But if it is cookie, then the next place should consist of mi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an check this by declaring an integer for example <text:span text:style-name="T1">flag </text:span><text:span text:style-name="T2">and assign a value of 0 to it.</text:span></text:p>
              </text:list-item>
              <text:list-item>
                <text:p><text:span text:style-name="T2">Int flag = 0.</text:span></text:p>
              </text:list-item>
              <text:list-item>
                <text:p><text:span text:style-name="T2">Whenever we encounter a place with cookie and the next place not equal to milk then make </text:span><text:span text:style-name="T1">flag </text:span><text:span text:style-name="T2">equal to 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 Point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re the key point lies in checking whether the last place is milk or cookie.</text:p>
              </text:list-item>
              <text:list-item>
                <text:p>If it is cookie then it did not follow the condition as after cookie ,it should drink mil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Link for this question is </text:p>
                <text:p>www.codechef.com/problems/COOMIL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8:07:18.734615619</meta:creation-date>
    <dc:date>2017-11-20T19:15:07.789470256</dc:date>
    <meta:editing-duration>PT2M7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